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ymbol" svg:font-family="Symbol" style:font-family-generic="roman" style:font-pitch="variable" style:font-charset="x-symbol"/>
    <style:font-face style:name="Tahoma3" svg:font-family="Tahoma"/>
    <style:font-face style:name="Arial2" svg:font-family="Arial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2993in" fo:margin-left="0in" table:align="left" style:writing-mode="lr-tb"/>
    </style:style>
    <style:style style:name="Table1.A" style:family="table-column">
      <style:table-column-properties style:column-width="0.3958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5729in"/>
    </style:style>
    <style:style style:name="Table1.D" style:family="table-column">
      <style:table-column-properties style:column-width="3.0313in"/>
    </style:style>
    <style:style style:name="Table1.E" style:family="table-column">
      <style:table-column-properties style:column-width="0.8646in"/>
    </style:style>
    <style:style style:name="Table1.F" style:family="table-column">
      <style:table-column-properties style:column-width="0.8722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1.A2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e1.F2" style:family="table-cell">
      <style:table-cell-properties style:vertical-align="top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Header" style:master-page-name="First_20_Page">
      <style:paragraph-properties style:page-number="1"/>
    </style:style>
    <style:style style:name="P2" style:family="paragraph" style:parent-style-name="Header">
      <style:paragraph-properties>
        <style:tab-stops>
          <style:tab-stop style:position="4.4299in"/>
          <style:tab-stop style:position="6.3in" style:type="right"/>
        </style:tab-stops>
      </style:paragraph-properties>
      <style:text-properties style:font-name="Arial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Arial"/>
    </style:style>
    <style:style style:name="P6" style:family="paragraph" style:parent-style-name="Header">
      <style:paragraph-properties>
        <style:tab-stops>
          <style:tab-stop style:position="4.4299in"/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7" style:family="paragraph" style:parent-style-name="Standard">
      <style:paragraph-properties>
        <style:tab-stops>
          <style:tab-stop style:position="4.4299in"/>
          <style:tab-stop style:position="6.3in" style:type="right"/>
        </style:tab-stops>
      </style:paragraph-properties>
      <style:text-properties style:font-name="Arial" style:font-name-complex="Arial"/>
    </style:style>
    <style:style style:name="P8" style:family="paragraph" style:parent-style-name="Standard">
      <style:paragraph-properties>
        <style:tab-stops>
          <style:tab-stop style:position="4.4299in"/>
          <style:tab-stop style:position="6.3in" style:type="right"/>
        </style:tab-stops>
      </style:paragraph-properties>
      <style:text-properties style:font-name="Arial"/>
    </style:style>
    <style:style style:name="P9" style:family="paragraph" style:parent-style-name="Header">
      <style:paragraph-properties>
        <style:tab-stops>
          <style:tab-stop style:position="4.4299in"/>
          <style:tab-stop style:position="6.3in" style:type="right"/>
        </style:tab-stops>
      </style:paragraph-properties>
      <style:text-properties style:font-name="Arial" style:font-name-complex="Arial"/>
    </style:style>
    <style:style style:name="P10" style:family="paragraph" style:parent-style-name="Header">
      <style:paragraph-properties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11" style:family="paragraph" style:parent-style-name="Standard">
      <style:paragraph-properties>
        <style:tab-stops>
          <style:tab-stop style:position="4.6272in"/>
          <style:tab-stop style:position="6.3in" style:type="right"/>
        </style:tab-stops>
      </style:paragraph-properties>
      <style:text-properties style:font-name="Arial" style:font-name-complex="Arial"/>
    </style:style>
    <style:style style:name="P12" style:family="paragraph" style:parent-style-name="Standard">
      <style:paragraph-properties fo:margin-left="0in" fo:margin-right="0in" fo:text-indent="-0.4in" style:auto-text-indent="false">
        <style:tab-stops/>
      </style:paragraph-properties>
      <style:text-properties style:font-name="Arial"/>
    </style:style>
    <style:style style:name="P13" style:family="paragraph" style:parent-style-name="Standard">
      <style:paragraph-properties fo:margin-left="0in" fo:margin-right="0in" fo:text-indent="-0.4in" style:auto-text-indent="false">
        <style:tab-stops/>
      </style:paragraph-properties>
      <style:text-properties style:font-name="Arial" style:font-name-complex="Arial"/>
    </style:style>
    <style:style style:name="P14" style:family="paragraph" style:parent-style-name="Standard">
      <style:paragraph-properties>
        <style:tab-stops>
          <style:tab-stop style:position="4.4299in"/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15" style:family="paragraph" style:parent-style-name="Standard">
      <style:paragraph-properties>
        <style:tab-stops>
          <style:tab-stop style:position="4.7252in"/>
          <style:tab-stop style:position="6.3in" style:type="right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4.7252in"/>
          <style:tab-stop style:position="6.3in" style:type="right"/>
        </style:tab-stops>
      </style:paragraph-properties>
      <style:text-properties style:font-name="Arial"/>
    </style:style>
    <style:style style:name="P17" style:family="paragraph" style:parent-style-name="Standard">
      <style:paragraph-properties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18" style:family="paragraph" style:parent-style-name="Standard">
      <style:paragraph-properties fo:text-align="center" style:justify-single-word="false" fo:keep-together="always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fo:text-align="center" style:justify-single-word="false" fo:keep-together="always" style:snap-to-layout-grid="false">
        <style:tab-stops>
          <style:tab-stop style:position="4.7252in"/>
          <style:tab-stop style:position="5.8575in" style:type="right"/>
        </style:tab-stops>
      </style:paragraph-properties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margin-left="0in" fo:margin-right="0in" fo:text-align="start" style:justify-single-word="false" fo:keep-together="always" fo:text-indent="0in" style:auto-text-indent="false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fo:font-weight="normal" style:font-weight-asian="normal" style:font-name-complex="Ari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keep-together="always" fo:text-indent="0in" style:auto-text-indent="false" style:snap-to-layout-grid="false">
        <style:tab-stops>
          <style:tab-stop style:position="4.7252in"/>
          <style:tab-stop style:position="5.8575in" style:type="right"/>
        </style:tab-stops>
      </style:paragraph-properties>
      <style:text-properties style:font-name="Arial" fo:font-weight="normal" style:font-weight-asian="normal" style:font-name-complex="Arial" style:font-weight-complex="normal"/>
    </style:style>
    <style:style style:name="P22" style:family="paragraph" style:parent-style-name="Standard">
      <style:paragraph-properties fo:margin-left="0in" fo:margin-right="0in" fo:text-align="end" style:justify-single-word="false" fo:keep-together="always" fo:text-indent="0in" style:auto-text-indent="false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fo:font-weight="normal" style:font-weight-asian="normal" style:font-name-complex="Arial" style:font-weight-complex="normal"/>
    </style:style>
    <style:style style:name="P23" style:family="paragraph" style:parent-style-name="Standard">
      <style:paragraph-properties fo:keep-together="always" fo:keep-with-next="always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24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25" style:family="paragraph" style:parent-style-name="Header">
      <style:paragraph-properties fo:keep-together="always" fo:keep-with-next="always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26" style:family="paragraph" style:parent-style-name="Standard">
      <style:paragraph-properties fo:text-align="end" style:justify-single-word="false" fo:keep-with-next="always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27" style:family="paragraph" style:parent-style-name="Header">
      <style:paragraph-properties fo:text-align="end" style:justify-single-word="false" fo:keep-together="always" fo:keep-with-next="always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28" style:family="paragraph" style:parent-style-name="Header">
      <style:paragraph-properties fo:keep-with-next="always"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29" style:family="paragraph" style:parent-style-name="Standard">
      <style:paragraph-properties fo:margin-top="0.1665in" fo:margin-bottom="0in"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30" style:family="paragraph" style:parent-style-name="Standard">
      <style:paragraph-properties fo:margin-top="0.1665in" fo:margin-bottom="0in"/>
      <style:text-properties style:font-name="Ari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-complex="Arial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0" fo:column-gap="0in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Section1">
        <text:p text:style-name="P2"><text:span text:style-name="T1">@internal_name;noquote@</text:span> <draw:line text:anchor-type="char" draw:z-index="3" draw:style-name="gr1" draw:text-style-name="P3" svg:x1="0.3937in" svg:y1="8.3457in" svg:x2="0.4339in" svg:y2="8.3465in"><text:p/></draw:line> <draw:line text:anchor-type="char" draw:z-index="2" draw:style-name="gr1" draw:text-style-name="P3" svg:x1="0.3937in" svg:y1="5.9402in" svg:x2="0.4339in" svg:y2="5.9409in"><text:p/></draw:line> <draw:line text:anchor-type="char" draw:z-index="1" draw:style-name="gr1" draw:text-style-name="P3" svg:x1="0.3937in" svg:y1="4.222in" svg:x2="0.4339in" svg:y2="4.2228in"><text:p/></draw:line> <draw:frame draw:style-name="fr1" draw:name="Frame1" text:anchor-type="char" svg:x="3.6835in" svg:y="0.0008in" svg:width="2.589in" svg:height="2.3752in" draw:z-index="0"><draw:text-box><text:h text:style-name="P4" text:outline-level="2" text:restart-numbering="true" text:start-value="1">@internal_name;noquote@</text:h><text:h text:style-name="P4" text:outline-level="2"/><text:h text:style-name="P4" text:outline-level="2">@internal_address_line1;noquote@</text:h><text:h text:style-name="P4" text:outline-level="2">@internal_country_code;noquote@-@internal_postal_code;noquote@ @internal_city;noquote@</text:h><text:h text:style-name="P5" text:outline-level="2">Fon: <text:s/>@internal_phone;noquote@</text:h><text:h text:style-name="P5" text:outline-level="2">Fax: <text:s/>@internal_fax;noquote@</text:h><text:h text:style-name="P4" text:outline-level="2"/><text:h text:style-name="P4" text:outline-level="2">[STREET]</text:h><text:h text:style-name="P4" text:outline-level="2">[ZIP] [CITY]</text:h><text:h text:style-name="P5" text:outline-level="2">Fon:<text:tab/>[PHONE]</text:h><text:h text:style-name="P5" text:outline-level="2">Fax:<text:tab/>[FAX]</text:h><text:h text:style-name="P4" text:outline-level="2"/><text:h text:style-name="P4" text:outline-level="2">@internal_primary_contact_email;noquote@</text:h><text:h text:style-name="P4" text:outline-level="2">@internal_web_site;noquote@</text:h></draw:text-box></draw:frame> <text:span text:style-name="T1"><text:s/>·</text:span> <text:span text:style-name="T1"><text:s/>@internal_address_line1;noquote@ <text:s/>·</text:span> <text:span text:style-name="T1">@internal_postal_code;noquote@ @internal_city;noquote@</text:span> </text:p>
        <text:p text:style-name="P6"/>
        <text:h text:style-name="P7" text:outline-level="2"><text:bookmark-start text:name="KundeFirma"/>@company_name;noquote@<text:bookmark-end text:name="KundeFirma"/></text:h>
        <text:h text:style-name="P8" text:outline-level="2"><text:span text:style-name="T2">@salutation;noquote@ </text:span><text:bookmark-start text:name="KundeNameVorname"/><text:bookmark-start text:name="KundeAnrede"/><text:span text:style-name="T2">@company_contact_name;noquote@</text:span><text:bookmark-end text:name="KundeNameVorname"/><text:bookmark-end text:name="KundeAnrede"/> </text:h>
        <text:p text:style-name="P9">@user_position;noquote@</text:p>
        <text:p text:style-name="P10">@address_line1;noquote@</text:p>
        <text:p text:style-name="P10"/>
        <text:p text:style-name="P10"><text:bookmark-start text:name="KundeStrasse"/>@address_postal_code;noquote@ @address_city;noquote@<text:bookmark-end text:name="KundeStrasse"/></text:p>
        <text:p text:style-name="P10"/>
        <text:h text:style-name="P11" text:outline-level="2"/>
        <text:h text:style-name="P11" text:outline-level="2"/>
        <text:h text:style-name="P11" text:outline-level="2"/>
        <text:h text:style-name="P11" text:outline-level="2"/>
        <text:h text:style-name="P11" text:outline-level="2"/>
        <text:h text:style-name="P11" text:outline-level="2"/>
        <text:h text:style-name="P11" text:outline-level="2"/>
        <text:h text:style-name="P11" text:outline-level="2"/>
        <text:h text:style-name="P12" text:outline-level="2"><text:span text:style-name="T2"><text:tab/>Seite:<text:tab/></text:span><text:span text:style-name="T2"><text:page-number text:select-page="current">1</text:page-number></text:span><text:span text:style-name="T2"> von </text:span><text:span text:style-name="T2"><text:page-count style:num-format="1">1</text:page-count></text:span><text:span text:style-name="T2"> </text:span></text:h>
        <text:h text:style-name="P13" text:outline-level="2"><text:tab/>Kundennr.:<text:tab/>@company_path;noquote@</text:h>
        <text:h text:style-name="P13" text:outline-level="2"><text:tab/>Steuernr.:<text:tab/>@internal_tax_id;noquote@</text:h>
        <text:h text:style-name="P13" text:outline-level="2"><text:tab/>USt-IdNr.:<text:tab/>@internal_vat_number;noquote@</text:h>
        <text:h text:style-name="P13" text:outline-level="2"><text:tab/>Datum:<text:tab/><text:tab/><text:bookmark text:name="Belegdatum"/>@invoice_date_pretty;noquote@</text:h>
        <text:h text:style-name="P14" text:outline-level="2"><text:tab/> <text:tab/> </text:h>
        <text:h text:style-name="P15" text:outline-level="2"><text:bookmark-start text:name="Betreff_NR"/>R<text:bookmark-end text:name="Betreff_NR"/>echnung @invoice_nr;noquote@</text:h>
        <text:h text:style-name="P16" text:outline-level="2"><text:bookmark-start text:name="A_Beschreib"/><text:span text:style-name="T2">Auftragsbesch</text:span> <text:bookmark-end text:name="A_Beschreib"/><text:span text:style-name="T2">laut vorliegendem Angebot.</text:span> </text:h>
        <text:h text:style-name="P17" text:outline-level="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 table:style-name="Table1.1">
              <table:table-cell table:style-name="Table1.A1" office:value-type="string">
                <text:h text:style-name="P18" text:outline-level="2">Pos<text:bookmark text:name="PositionNr"/></text:h>
              </table:table-cell>
              <table:table-cell table:style-name="Table1.A1" office:value-type="string">
                <text:h text:style-name="P19" text:outline-level="2"><text:bookmark-start text:name="Menge"/>Menge<text:bookmark-end text:name="Menge"/><text:bookmark text:name="Einheit"/></text:h>
              </table:table-cell>
              <table:table-cell table:style-name="Table1.A1" office:value-type="string">
                <text:h text:style-name="P19" text:outline-level="2"><text:bookmark text:name="Artikel_NR"/>Einheit</text:h>
              </table:table-cell>
              <table:table-cell table:style-name="Table1.A1" office:value-type="string">
                <text:h text:style-name="P18" text:outline-level="2">Text<text:bookmark text:name="Artikel_Text"/></text:h>
              </table:table-cell>
              <table:table-cell table:style-name="Table1.A1" office:value-type="string">
                <text:h text:style-name="P18" text:outline-level="2">Preis<text:bookmark text:name="Artikel_Rabatt"/></text:h>
              </table:table-cell>
              <table:table-cell table:style-name="Table1.F1" office:value-type="string">
                <text:h text:style-name="P18" text:outline-level="2">Gesamt</text:h>
              </table:table-cell>
            </table:table-row>
          </table:table-header-rows>
          <table:table-row table:style-name="Table1.1">
            <table:table-cell table:style-name="Table1.A2" office:value-type="string">
              <text:h text:style-name="P20" text:outline-level="2">@ctr@</text:h>
            </table:table-cell>
            <table:table-cell table:style-name="Table1.A2" office:value-type="string">
              <text:h text:style-name="P21" text:outline-level="2">@item_units_pretty@</text:h>
            </table:table-cell>
            <table:table-cell table:style-name="Table1.A2" office:value-type="string">
              <text:h text:style-name="P21" text:outline-level="2">@item_uom@</text:h>
            </table:table-cell>
            <table:table-cell table:style-name="Table1.A2" office:value-type="string">
              <text:h text:style-name="P20" text:outline-level="2">@item_name;noquote@</text:h>
            </table:table-cell>
            <table:table-cell table:style-name="Table1.A2" office:value-type="string">
              <text:h text:style-name="P22" text:outline-level="2">@price_per_unit@</text:h>
            </table:table-cell>
            <table:table-cell table:style-name="Table1.F2" office:value-type="string">
              <text:h text:style-name="P22" text:outline-level="2">@amount_pretty@</text:h>
            </table:table-cell>
          </table:table-row>
          <table:table-row table:style-name="Table1.1">
            <table:table-cell table:style-name="Table1.A1" table:number-columns-spanned="4" office:value-type="string">
              <text:h text:style-name="P23" text:outline-level="2">Mwstr </text:h>
            </table:table-cell>
            <table:covered-table-cell/>
            <table:covered-table-cell/>
            <table:covered-table-cell/>
            <table:table-cell table:style-name="Table1.A1" office:value-type="string">
              <text:h text:style-name="P24" text:outline-level="2">@vat_perc_pretty;noquote@</text:h>
            </table:table-cell>
            <table:table-cell table:style-name="Table1.F1" office:value-type="string">
              <text:h text:style-name="P24" text:outline-level="2">@vat_amount_pretty;noquote@</text:h>
            </table:table-cell>
          </table:table-row>
          <table:table-row table:style-name="Table1.1">
            <table:table-cell table:style-name="Table1.A2" table:number-columns-spanned="4" office:value-type="string">
              <text:p text:style-name="P25">Gesamtbetrag</text:p>
            </table:table-cell>
            <table:covered-table-cell/>
            <table:covered-table-cell/>
            <table:covered-table-cell/>
            <table:table-cell table:style-name="Table1.A2" office:value-type="string">
              <text:h text:style-name="P26" text:outline-level="2"/>
            </table:table-cell>
            <table:table-cell table:style-name="Table1.F2" office:value-type="string">
              <text:p text:style-name="P27">@grand_total_pretty;noquote@</text:p>
            </table:table-cell>
          </table:table-row>
        </table:table>
        <text:p text:style-name="P28"/>
        <text:h text:style-name="P29" text:outline-level="2">Zahlbar sofort rein netto.</text:h>
        <text:h text:style-name="P30" text:outline-level="2">Im Übrigen gelten die Allgemeinen Geschäftsbedingungen der @internal_name;noquote@.</text:h>
        <text:h text:style-name="P30" text:outline-level="2">Herzlichen Dank für Ihr Vertrauen.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ymbol" svg:font-family="Symbol" style:font-family-generic="roman" style:font-pitch="variable" style:font-charset="x-symbol"/>
    <style:font-face style:name="Tahoma3" svg:font-family="Tahoma"/>
    <style:font-face style:name="Arial2" svg:font-family="Arial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font-name-asian="Arial1" style:font-size-asian="10.5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default-outline-level="2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4.7252in"/>
          <style:tab-stop style:position="6.3in" style:type="right"/>
        </style:tab-stops>
      </style:paragraph-properties>
      <style:text-properties style:font-name="Tahoma" fo:font-weight="bold" style:font-weight-asian="bold"/>
    </style:style>
    <style:style style:name="List" style:family="paragraph" style:parent-style-name="Text_20_body" style:class="list">
      <style:text-properties style:font-size-asian="12pt" style:font-name-complex="Tahoma3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3"/>
    </style:style>
    <style:style style:name="Absenderadresse" style:family="paragraph" style:parent-style-name="Standard">
      <style:paragraph-properties style:line-height-at-least="0.139in" fo:keep-together="always">
        <style:tab-stops>
          <style:tab-stop style:position="1.5228in"/>
        </style:tab-stops>
      </style:paragraph-properties>
      <style:text-properties fo:font-size="8pt" fo:letter-spacing="-0.0016in" style:font-size-asian="8pt"/>
    </style:style>
    <style:style style:name="Page_20_Number" style:display-name="Page Number" style:family="text" style:parent-style-name="Absatz-Standardschriftart"/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3.15in" style:type="center"/>
          <style:tab-stop style:position="4.7252in"/>
          <style:tab-stop style:position="5.1189in"/>
          <style:tab-stop style:position="6.3in" style:type="right"/>
        </style:tab-stops>
      </style:paragraph-properties>
      <style:text-properties style:font-name="Tahoma"/>
    </style:style>
    <style:style style:name="P2" style:family="paragraph" style:parent-style-name="Header">
      <style:paragraph-properties>
        <style:tab-stops>
          <style:tab-stop style:position="3.15in" style:type="center"/>
          <style:tab-stop style:position="4.7252in"/>
          <style:tab-stop style:position="6.3in" style:type="right"/>
        </style:tab-stops>
      </style:paragraph-properties>
      <style:text-properties style:font-name="Tahoma" style:text-underline-style="solid" style:text-underline-width="auto" style:text-underline-color="font-color"/>
    </style:style>
    <style:style style:name="P3" style:family="paragraph" style:parent-style-name="Header">
      <style:paragraph-properties>
        <style:tab-stops>
          <style:tab-stop style:position="3.15in" style:type="center"/>
          <style:tab-stop style:position="4.7252in"/>
          <style:tab-stop style:position="6.3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vantGarde Bk BT" fo:font-size="6pt" style:font-size-asian="6pt"/>
    </style:style>
    <style:style style:name="P6" style:family="paragraph" style:parent-style-name="Header">
      <style:paragraph-properties fo:text-align="center" style:justify-single-word="false"/>
      <style:text-properties fo:language="en" fo:country="US" style:language-asian="en" style:country-asian="US"/>
    </style:style>
    <style:style style:name="T1" style:family="text">
      <style:text-properties style:font-name="AvantGarde Bk BT" fo:font-size="6pt" style:font-size-asian="6pt"/>
    </style:style>
    <style:style style:name="T2" style:family="text">
      <style:text-properties style:font-name="Symbol" fo:font-size="6pt" style:font-size-asian="6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style:page-layout style:name="pm1">
      <style:page-layout-properties fo:page-width="8.2673in" fo:page-height="11.6925in" style:num-format="1" style:print-orientation="portrait" fo:margin-top="0.5in" fo:margin-bottom="0.2598in" fo:margin-left="0.9846in" fo:margin-right="0.984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508in" fo:margin-left="0in" fo:margin-right="0in" fo:margin-bottom="1.3118in" style:dynamic-spacing="true"/>
      </style:header-style>
      <style:footer-style>
        <style:header-footer-properties fo:min-height="0.528in" fo:margin-left="0in" fo:margin-right="0in" fo:margin-top="0.489in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Frame2" text:anchor-type="paragraph" svg:y="0.0008in" fo:min-width="0.0161in" draw:z-index="185249000"><draw:text-box fo:min-height="0.1457in"><text:p text:style-name="Header"><text:span text:style-name="Page_20_Number"/></text:p></draw:text-box></draw:frame><text:tab/><text:tab/></text:p>
        <text:p text:style-name="P2"/>
        <text:p text:style-name="P3"/>
      </style:header>
      <style:footer>
        <text:h text:style-name="P4" text:outline-level="2" text:restart-numbering="true" text:start-value="1"><text:span text:style-name="T1">Vorstand: Dr. Enno Bialas, Jan Hacker, Rainer Schommer <text:s/></text:span><text:span text:style-name="T2">·</text:span><text:span text:style-name="T1"><text:line-break/>Aufsichtsrat: Prof. Dr. Dr. h. c. Peter Oberender (Vorsitzender), Prof. Dr. Hartwig Bauer, Karl-Ferdinand Prinz von Thurn und Taxis <text:s/></text:span><text:span text:style-name="T2">·</text:span></text:h>
        <text:h text:style-name="P4" text:outline-level="2"><text:span text:style-name="T1">Sitz der Gesellschaft: Bayreuth, Amtsgericht Bayreuth HRB 4267 <text:s/></text:span><text:span text:style-name="T2">·</text:span><text:span text:style-name="T1"> <text:s/>Steuernummer: 208 120 20138 <text:s/></text:span><text:span text:style-name="T2">·</text:span><text:span text:style-name="T1"> <text:s/>UST-ID DE246549731 <text:s/></text:span><text:span text:style-name="T2">·</text:span></text:h>
        <text:h text:style-name="P5" text:outline-level="2">Bankverbindung: <text:s/>Deutsche Bank, Kto.: 8 705 071, BLZ: 760 700 24 <text:s/></text:h>
      </style:footer>
    </style:master-page>
    <style:master-page style:name="First_20_Page" style:display-name="First Page" style:page-layout-name="pm1" style:next-style-name="Standard">
      <style:header>
        <text:p text:style-name="P6"/>
      </style:header>
      <style:footer>
        <text:h text:style-name="P5" text:outline-level="2"><text:span text:style-name="T2">[SENDER]<text:line-break/>[ADDRESS]<text:line-break/>[BANK]<text:line-break/>[etc.]</text:span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Aufträge aus Lexware Faktura Plus nach Word</dc:title>
    <meta:initial-creator>Nicola Bauer</meta:initial-creator>
    <meta:creation-date>2009-11-04T15:25:00</meta:creation-date>
    <dc:date>2010-04-07T18:41:58</dc:date>
    <meta:print-date>2000-08-24T13:40:00</meta:print-date>
    <dc:language>de-DE</dc:language>
    <meta:editing-cycles>10</meta:editing-cycles>
    <meta:editing-duration>PT1H6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0" meta:word-count="219" meta:character-count="1610"/>
  </office:meta>
</office:document-meta>
</file>